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7F000000B6C2347768.png"/>
  <manifest:file-entry manifest:media-type="image/png" manifest:full-path="Pictures/100002010000027F00000106B8F7694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ヒラギノ角ゴ Pro W3" svg:font-family="'ヒラギノ角ゴ Pro W3'" style:font-family-generic="roman"/>
    <style:font-face style:name="Aller Light" svg:font-family="'Aller Light'" style:font-pitch="variable"/>
    <style:font-face style:name="Georgia" svg:font-family="Georgia" style:font-pitch="variable"/>
    <style:font-face style:name="Lucida Grande" svg:font-family="'Lucida Grande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001cm" style:type="center"/>
          <style:tab-stop style:position="15.953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8.001cm" style:type="center"/>
          <style:tab-stop style:position="15.953cm" style:type="right"/>
        </style:tab-stops>
      </style:paragraph-properties>
      <style:text-properties fo:color="#000000" style:font-name="Times New Roman" fo:font-size="10pt" fo:language="zxx" fo:country="none" style:font-name-asian="Times New Roman" style:font-size-asian="10pt" style:language-asian="zxx" style:country-asian="none" style:language-complex="zxx" style:country-complex="none"/>
    </style:style>
    <style:style style:name="P3" style:family="paragraph" style:parent-style-name="Bez_20_formatowania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00000" style:font-name="Times New Roman" fo:font-size="10pt" fo:language="zxx" fo:country="none" style:font-name-asian="Times New Roman" style:font-size-asian="10pt" style:language-asian="zxx" style:country-asian="none" style:language-complex="zxx" style:country-complex="none"/>
    </style:style>
    <style:style style:name="P4" style:family="paragraph" style:parent-style-name="footer">
      <style:paragraph-properties>
        <style:tab-stops>
          <style:tab-stop style:position="8.001cm" style:type="center"/>
          <style:tab-stop style:position="15.953cm" style:type="right"/>
        </style:tab-stops>
      </style:paragraph-properties>
      <style:text-properties fo:font-size="7pt" style:font-size-asian="7pt"/>
    </style:style>
    <style:style style:name="P5" style:family="paragraph" style:parent-style-name="q_5f_Normal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</style:style>
    <style:style style:name="P6" style:family="paragraph" style:parent-style-name="q_5f_Normal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</style:style>
    <style:style style:name="P7" style:family="paragraph" style:parent-style-name="q_5f_heading_20_1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</style:style>
    <style:style style:name="P8" style:family="paragraph" style:parent-style-name="q_5f_heading_20_4">
      <style:paragraph-properties fo:break-before="page"/>
    </style:style>
    <style:style style:name="P9" style:family="paragraph" style:parent-style-name="q_5f_heading_20_1" style:master-page-name="Standard">
      <style:paragraph-properties fo:text-align="center" style:justify-single-word="false" style:page-numb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</style:style>
    <style:style style:name="P10" style:family="paragraph" style:parent-style-name="q_5f_Normal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9d00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7">README</text:p>
      <text:p text:style-name="P6"/>
      <text:p text:style-name="P6"/>
      <text:p text:style-name="P10">qcadoo MES - open source modular manufacturing management system </text:p>
      <text:p text:style-name="P5"/>
      <text:p text:style-name="P5">website: <text:a xlink:type="simple" xlink:href="http://www.qcadoo.com/">www.qcadoo.com</text:a></text:p>
      <text:p text:style-name="P5">authors: Qcadoo Limited and the projects Community </text:p>
      <text:p text:style-name="P5">email: <text:a xlink:type="simple" xlink:href="mailto:welcome@qcadoo.com">welcome@qcadoo.com</text:a></text:p>
      <text:p text:style-name="P5"/>
      <text:p text:style-name="q_5f_heading_20_4">Installation</text:p>
      <text:p text:style-name="P5">qcadoo MES is a <text:span text:style-name="T1">server web application</text:span>. Because of this it's <text:span text:style-name="T1">not trivial to install</text:span> but once you do it then everyone in your local network will have access to the system through a <text:span text:style-name="T1">browser</text:span>. </text:p>
      <text:p text:style-name="P5">The installation process requires some basic technical skills. Please read the Installation Guide: </text:p>
      <text:p text:style-name="P5"><text:a xlink:type="simple" xlink:href="http://wiki.qcadoo.org/display/QCDMESDOC/Installation+Guide">http://wiki.qcadoo.org/display/QCDMESDOC/Installation+Guide</text:a></text:p>
      <text:p text:style-name="P5">if you need step by step instructions how to install qcadoo MES in to your LAN network </text:p>
      <text:p text:style-name="P5"/>
      <text:p text:style-name="P5">If you would just like to start working with qcadoo MES and <text:span text:style-name="T1">not worry about the systems configuration, updates and backups</text:span> then we recommend to <text:span text:style-name="T1">buy it as a hosted internet application</text:span> from Qcadoo in the Software as a Service model (called SaaS in short). Please see the How to buy page: </text:p>
      <text:p text:style-name="P5"><text:a xlink:type="simple" xlink:href="http://www.qcadoo.com/en/how-to-buy.html">http://www.qcadoo.com/en/how-to-buy.html</text:a></text:p>
      <text:p text:style-name="P5">for more details. </text:p>
      <text:p text:style-name="P5"/>
      <text:p text:style-name="P8">More information</text:p>
      <text:p text:style-name="P5">Read more about qcadoo MES functionality on the web site: </text:p>
      <text:p text:style-name="P5"><text:a xlink:type="simple" xlink:href="http://www.qcadoo.com/en/production-management-system/features.html">http://www.qcadoo.com/en/production-management-system/features.html</text:a></text:p>
      <text:p text:style-name="P5">and in the User Documentation: </text:p>
      <text:p text:style-name="P5"><text:a xlink:type="simple" xlink:href="http://wiki.qcadoo.org/display/QCDMESUSRDOC/English">http://wiki.qcadoo.org/display/QCDMESUSRDOC/English</text:a></text:p>
      <text:p text:style-name="P5"/>
      <text:p text:style-name="P5">If you need any help please feel free to ask questions on our forum: </text:p>
      <text:p text:style-name="P5"><text:a xlink:type="simple" xlink:href="http://forum.qcadoo.org/">http://forum.qcadoo.org</text:a></text:p>
      <text:p text:style-name="P5">or report bugs and feature requests on our issue tracker: </text:p>
      <text:p text:style-name="P5"><text:a xlink:type="simple" xlink:href="http://issues.qcadoo.org/">http://issues.qcadoo.org</text:a></text:p>
      <text:p text:style-name="P5">You can also plan new modules with us on the blueprints wiki: </text:p>
      <text:p text:style-name="P5"><text:a xlink:type="simple" xlink:href="http://wiki.qcadoo.org/display/QCDMESBLP/Home">http://wiki.qcadoo.org/display/QCDMESBLP/Home</text:a></text:p>
      <text:p text:style-name="P5"/>
      <text:p text:style-name="P5">If you would like to learn how to program modules for qcadoo MES please have a look at the Developers Documentation: </text:p>
      <text:p text:style-name="P5"><text:a xlink:type="simple" xlink:href="http://wiki.qcadoo.org/display/QCDMESDOC/Home">http://wiki.qcadoo.org/display/QCDMESDOC/Home</text:a></text:p>
      <text:p text:style-name="P5"/>
      <text:p text:style-name="q_5f_heading_20_4">News</text:p>
      <text:p text:style-name="P5">Technical blog: <text:a xlink:type="simple" xlink:href="http://blog.qcadoo.com/tech">http://blog.qcadoo.com/tech</text:a></text:p>
      <text:p text:style-name="P5">Product blog: <text:a xlink:type="simple" xlink:href="http://blog.qcadoo.com/">http://blog.qcadoo.com/</text:a></text:p>
      <text:p text:style-name="P5">Twitter: <text:a xlink:type="simple" xlink:href="http://twitter.com/qcadoo">http://twitter.com/qcadoo</text:a></text:p>
      <text:p text:style-name="P5">Facebook: <text:a xlink:type="simple" xlink:href="http://www.facebook.com/qcadoo">http://www.facebook.com/qcadoo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ヒラギノ角ゴ Pro W3" svg:font-family="'ヒラギノ角ゴ Pro W3'" style:font-family-generic="roman"/>
    <style:font-face style:name="Aller Light" svg:font-family="'Aller Light'" style:font-pitch="variable"/>
    <style:font-face style:name="Georgia" svg:font-family="Georgia" style:font-pitch="variable"/>
    <style:font-face style:name="Lucida Grande" svg:font-family="'Lucida Grande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>
      <style:paragraph-properties fo:text-align="justify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color="#3c3c3c" style:font-name="Arial" fo:font-size="9pt" fo:language="zxx" fo:country="none" style:font-name-asian="ヒラギノ角ゴ Pro W3" style:font-size-asian="9pt" style:font-name-complex="Times New Roman" style:font-size-complex="10pt" style:language-complex="ar" style:country-complex="SA"/>
    </style:style>
    <style:style style:name="footer" style:family="paragraph">
      <style:paragraph-properties fo:text-align="justify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color="#3c3c3c" style:font-name="Arial" fo:font-size="9pt" fo:language="zxx" fo:country="none" style:font-name-asian="ヒラギノ角ゴ Pro W3" style:font-size-asian="9pt" style:font-name-complex="Times New Roman" style:font-size-complex="10pt" style:language-complex="ar" style:country-complex="SA"/>
    </style:style>
    <style:style style:name="Bez_20_formatowania" style:display-name="Bez formatowania" style:family="paragraph">
      <style:paragraph-properties fo:margin-top="0cm" fo:margin-bottom="0.353cm" fo:line-height="115%" fo:orphans="2" fo:widows="2"/>
      <style:text-properties fo:color="#000000" style:font-name="Lucida Grande" fo:font-size="11pt" fo:language="zxx" fo:country="none" style:font-name-asian="ヒラギノ角ゴ Pro W3" style:font-size-asian="11pt" style:font-name-complex="Times New Roman" style:font-size-complex="10pt" style:language-complex="ar" style:country-complex="SA"/>
    </style:style>
    <style:style style:name="q_5f_Title" style:display-name="q_Title" style:family="paragraph" style:next-style-name="q_5f_Normal">
      <style:paragraph-properties fo:margin-top="1.482cm" fo:margin-bottom="0.353cm" fo:line-height="115%" fo:text-align="justify" style:justify-single-word="false" fo:orphans="2" fo:widows="2"/>
      <style:text-properties fo:color="#3c3c3c" style:font-name="Aller Light" fo:font-size="36pt" fo:language="zxx" fo:country="none" style:font-name-asian="ヒラギノ角ゴ Pro W3" style:font-size-asian="36pt" style:font-name-complex="Times New Roman" style:font-size-complex="10pt" style:language-complex="ar" style:country-complex="SA"/>
    </style:style>
    <style:style style:name="q_5f_Normal" style:display-name="q_Normal" style:family="paragraph">
      <style:paragraph-properties fo:margin-top="0cm" fo:margin-bottom="0.353cm" fo:line-height="130%" fo:text-align="justify" style:justify-single-word="false" fo:orphans="2" fo:widows="2"/>
      <style:text-properties fo:color="#3c3c3c" style:font-name="Arial" fo:font-size="10.5pt" fo:language="zxx" fo:country="none" style:font-name-asian="ヒラギノ角ゴ Pro W3" style:font-size-asian="9pt" style:font-name-complex="Times New Roman" style:font-size-complex="10pt" style:language-complex="ar" style:country-complex="SA"/>
    </style:style>
    <style:style style:name="q_5f_Subtitle" style:display-name="q_Subtitle" style:family="paragraph" style:next-style-name="q_5f_Normal">
      <style:paragraph-properties fo:margin-top="0cm" fo:margin-bottom="0.353cm" fo:line-height="115%" fo:text-align="justify" style:justify-single-word="false" fo:orphans="2" fo:widows="2"/>
      <style:text-properties fo:color="#3c3c3c" style:font-name="Aller Light" fo:font-size="24pt" fo:language="zxx" fo:country="none" style:font-name-asian="ヒラギノ角ゴ Pro W3" style:font-size-asian="24pt" style:font-name-complex="Times New Roman" style:font-size-complex="10pt" style:language-complex="ar" style:country-complex="SA"/>
    </style:style>
    <style:style style:name="Table_20_Grid" style:display-name="Table Grid" style:family="paragraph">
      <style:paragraph-properties fo:orphans="2" fo:widows="2"/>
      <style:text-properties fo:color="#000000" style:font-name="Lucida Grande" fo:font-size="11pt" fo:language="zxx" fo:country="none" style:font-name-asian="ヒラギノ角ゴ Pro W3" style:font-size-asian="11pt" style:font-name-complex="Times New Roman" style:font-size-complex="10pt" style:language-complex="ar" style:country-complex="SA"/>
    </style:style>
    <style:style style:name="q_5f_heading_20_1" style:display-name="q_heading 1" style:family="paragraph" style:next-style-name="q_5f_Normal">
      <style:paragraph-properties fo:margin-top="0cm" fo:margin-bottom="0.353cm" fo:line-height="130%" fo:text-align="justify" style:justify-single-word="false" fo:orphans="2" fo:widows="2"/>
      <style:text-properties fo:color="#3c3c3c" style:font-name="Aller Light" fo:font-size="28pt" fo:language="zxx" fo:country="none" style:font-name-asian="ヒラギノ角ゴ Pro W3" style:font-size-asian="28pt" style:font-name-complex="Times New Roman" style:font-size-complex="10pt" style:language-complex="ar" style:country-complex="SA"/>
    </style:style>
    <style:style style:name="Część_20_główna" style:display-name="Część główna" style:family="paragraph">
      <style:paragraph-properties fo:orphans="2" fo:widows="2"/>
      <style:text-properties fo:color="#000000" style:font-name="Helvetica" fo:font-size="12pt" fo:language="zxx" fo:country="none" style:font-name-asian="ヒラギノ角ゴ Pro W3" style:font-size-asian="12pt" style:font-name-complex="Times New Roman" style:font-size-complex="10pt" style:language-complex="ar" style:country-complex="SA"/>
    </style:style>
    <style:style style:name="Nagłówek_20_21" style:display-name="Nagłówek 21" style:family="paragraph" style:next-style-name="Część_20_główna">
      <style:paragraph-properties fo:orphans="2" fo:widows="2" fo:keep-with-next="always"/>
      <style:text-properties fo:color="#000000" style:font-name="Helvetica" fo:font-size="12pt" fo:language="zxx" fo:country="none" fo:font-weight="bold" style:font-name-asian="ヒラギノ角ゴ Pro W3" style:font-size-asian="12pt" style:font-weight-asian="bold" style:font-name-complex="Times New Roman" style:font-size-complex="10pt" style:language-complex="ar" style:country-complex="SA"/>
    </style:style>
    <style:style style:name="q_5f_heading_20_4" style:display-name="q_heading 4" style:family="paragraph" style:next-style-name="q_5f_Normal">
      <style:paragraph-properties fo:margin-top="0.635cm" fo:margin-bottom="0.353cm" fo:line-height="130%" fo:text-align="justify" style:justify-single-word="false" fo:orphans="2" fo:widows="2"/>
      <style:text-properties fo:color="#3c3c3c" style:font-name="Aller Light" fo:font-size="16pt" fo:language="zxx" fo:country="none" fo:font-weight="bold" style:font-name-asian="ヒラギノ角ゴ Pro W3" style:font-size-asian="12pt" style:font-name-complex="Times New Roman" style:font-size-complex="10pt" style:language-complex="ar" style:country-complex="S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8Num1z0" style:family="text">
      <style:text-properties style:text-position="0% 100%"/>
    </style:style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list-level-style-number>
      <text:list-level-style-number text:level="2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3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1.27cm" fo:margin-left="0.635cm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</text:list-level-style-number>
      <text:list-level-style-number text:level="5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2.54cm" fo:margin-left="0.635cm"/>
        </style:list-level-properties>
      </text:list-level-style-number>
      <text:list-level-style-number text:level="6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3.175cm" fo:margin-left="0.635cm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3.81cm" fo:margin-left="0.635cm"/>
        </style:list-level-properties>
      </text:list-level-style-number>
      <text:list-level-style-number text:level="8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</text:list-level-style-number>
      <text:list-level-style-number text:level="9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5.08cm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5.953cm" style:type="right"/>
        </style:tab-stops>
      </style:paragraph-properties>
    </style:style>
    <style:style style:name="MP2" style:family="paragraph" style:parent-style-name="Bez_20_formatowania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00000" style:font-name="Times New Roman" fo:font-size="10pt" fo:language="zxx" fo:country="none" style:font-name-asian="Times New Roman" style:font-size-asian="10pt" style:language-asian="zxx" style:country-asian="none" style:language-complex="zxx" style:country-complex="none"/>
    </style:style>
    <style:style style:name="MP3" style:family="paragraph" style:parent-style-name="footer">
      <style:paragraph-properties>
        <style:tab-stops>
          <style:tab-stop style:position="8.001cm" style:type="center"/>
          <style:tab-stop style:position="15.953cm" style:type="right"/>
        </style:tab-stops>
      </style:paragraph-properties>
      <style:text-properties fo:font-size="7pt" style:font-size-asian="7pt"/>
    </style:style>
    <style:style style:name="MP4" style:family="paragraph" style:parent-style-name="header">
      <style:paragraph-properties>
        <style:tab-stops>
          <style:tab-stop style:position="8.001cm" style:type="center"/>
          <style:tab-stop style:position="15.953cm" style:type="right"/>
        </style:tab-stops>
      </style:paragraph-properties>
      <style:text-properties fo:color="#000000" style:font-name="Times New Roman" fo:font-size="10pt" fo:language="zxx" fo:country="none" style:font-name-asian="Times New Roman" style:font-size-asian="10pt" style:language-asian="zxx" style:country-asian="none" style:language-complex="zxx" style:country-complex="none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9d00" style:background-transparency="0%" fo:padding="0.026cm" fo:border="none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75cm" fo:margin-left="0cm" fo:margin-right="0cm" fo:margin-bottom="2.651cm" style:dynamic-spacing="true"/>
      </style:header-style>
      <style:footer-style>
        <style:header-footer-properties fo:min-height="1.75cm" fo:margin-left="0cm" fo:margin-right="0cm" fo:margin-top="1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draw:frame draw:style-name="Mfr1" draw:name="Ramka2" text:anchor-type="char" svg:x="2.501cm" svg:y="27.397cm" svg:width="16cm" svg:height="0.049cm" draw:z-index="0"><draw:text-box><text:p text:style-name="MP2"/></draw:text-box></draw:frame><draw:frame draw:style-name="Mfr2" draw:name="grafika2" text:anchor-type="char" svg:x="14.178cm" svg:y="1.215cm" svg:width="4.374cm" svg:height="1.235cm" draw:z-index="1"><draw:image xlink:href="Pictures/100002010000027F000000B6C2347768.png" xlink:type="simple" xlink:show="embed" xlink:actuate="onLoad"/></draw:frame></text:p>
      </style:header>
      <style:header-left>
        <text:p text:style-name="MP1"><text:s/><draw:frame draw:style-name="Mfr1" draw:name="Ramka3" text:anchor-type="char" svg:x="2.501cm" svg:y="27.397cm" svg:width="16cm" svg:height="0.049cm" draw:z-index="2"><draw:text-box><text:p text:style-name="MP2"/></draw:text-box></draw:frame><draw:frame draw:style-name="Mfr2" draw:name="grafika3" text:anchor-type="char" svg:x="14.178cm" svg:y="1.215cm" svg:width="4.374cm" svg:height="1.235cm" draw:z-index="3"><draw:image xlink:href="Pictures/100002010000027F000000B6C2347768.png" xlink:type="simple" xlink:show="embed" xlink:actuate="onLoad"/></draw:frame></text:p>
      </style:header-left>
      <style:footer>
        <text:p text:style-name="MP3">Qcadoo Limited sp. z o.o. , <text:tab/><text:tab/>welcome@qcadoo.com</text:p>
        <text:p text:style-name="MP3">Basztowa Street 4/4, <text:s/>31-134 Krakow, Poland <text:tab/><text:tab/>www.qcadoo.com</text:p>
      </style:footer>
      <style:footer-left>
        <text:p text:style-name="MP3">Qcadoo Limited sp. z o.o. , <text:tab/><text:tab/>welcome@qcadoo.com</text:p>
        <text:p text:style-name="MP3">Basztowa Street 4/4, <text:s/>31-134 Krakow, Poland <text:tab/><text:tab/>www.qcadoo.com</text:p>
      </style:footer-left>
    </style:master-page>
    <style:master-page style:name="First_20_Page" style:display-name="First Page" style:page-layout-name="Mpm1" style:next-style-name="Standard">
      <style:header>
        <text:p text:style-name="MP4"><draw:frame draw:style-name="Mfr2" draw:name="grafika4" text:anchor-type="char" svg:x="11.885cm" svg:y="1.533cm" svg:width="6.526cm" svg:height="2.646cm" draw:z-index="0"><draw:image xlink:href="Pictures/100002010000027F00000106B8F7694B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n Krńôcioch</meta:initial-creator>
    <meta:creation-date>2011-04-12T16:14:00</meta:creation-date>
    <dc:creator>Adam Walczak</dc:creator>
    <dc:date>2011-07-07T18:39:56</dc:date>
    <meta:editing-cycles>7</meta:editing-cycles>
    <meta:editing-duration>PT07H27M06S</meta:editing-duration>
    <meta:generator>OpenOffice.org/3.2$Unix OpenOffice.org_project/320m12$Build-9483</meta:generator>
    <meta:document-statistic meta:table-count="0" meta:image-count="3" meta:object-count="0" meta:page-count="2" meta:paragraph-count="37" meta:word-count="263" meta:character-count="2003"/>
    <meta:user-defined meta:name="Informacja 1"/>
    <meta:user-defined meta:name="Informacja 2"/>
    <meta:user-defined meta:name="Informacja 3"/>
    <meta:user-defined meta:name="Informacja 4"/>
  </office:meta>
</office:document-meta>
</file>